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tserrat Light" officeooo:rsid="001b75ad" officeooo:paragraph-rsid="001bbe40"/>
    </style:style>
    <style:style style:name="P2" style:family="paragraph" style:parent-style-name="Standard">
      <style:text-properties style:font-name="Montserrat Light1" officeooo:rsid="001b75ad" officeooo:paragraph-rsid="001bbe40"/>
    </style:style>
    <style:style style:name="T1" style:family="text">
      <style:text-properties style:font-name="Montserrat Medium"/>
    </style:style>
    <style:style style:name="T2" style:family="text">
      <style:text-properties style:font-name="Montserrat Medium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Montserrat Ligh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e crucial things to remember:<text:line-break/></text:span></text:p>
      <text:p text:style-name="P1"><text:span text:style-name="T5">Options :</text:span></text:p>
      <text:p text:style-name="P2">Options are to modify the behavior of command</text:p>
      <text:p text:style-name="P1"><text:span text:style-name="T2"/></text:p>
      <text:p text:style-name="P1"><text:span text:style-name="T5">Variables :</text:span><text:line-break/><text:span text:style-name="T6">Variables are storage containers to store data, values. Values are stored &amp; retrieved within scripts, commands.</text:span><text:line-break/></text:p>
      <text:p text:style-name="P1"><text:span text:style-name="T5">Arguments :</text:span><text:line-break/><text:span text:style-name="T6">Arguments are the data input to the command or scrip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30:55.858968520</meta:creation-date>
    <meta:generator>LibreOffice/7.3.7.2$Linux_X86_64 LibreOffice_project/30$Build-2</meta:generator>
    <dc:date>2024-07-24T16:25:21.002020113</dc:date>
    <meta:editing-duration>PT33M27S</meta:editing-duration>
    <meta:editing-cycles>1</meta:editing-cycles>
    <meta:document-statistic meta:table-count="0" meta:image-count="0" meta:object-count="0" meta:page-count="1" meta:paragraph-count="5" meta:word-count="45" meta:character-count="277" meta:non-whitespace-character-count="235"/>
  </office:meta>
</office:document-meta>
</file>